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01cm" fo:margin-top="0cm" fo:margin-bottom="0cm" table:align="center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13.399cm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1pt solid #000000"/>
    </style:style>
    <style:style style:name="Table1.B1" style:family="table-cell">
      <style:table-cell-properties style:vertical-align="middle" fo:padding-left="0.049cm" fo:padding-right="0.049cm" fo:padding-top="0cm" fo:padding-bottom="0cm" fo:border="1pt solid #000000"/>
    </style:style>
    <style:style style:name="Table1.A2" style:family="table-cell">
      <style:table-cell-properties style:vertical-align="middle" fo:padding-left="0.049cm" fo:padding-right="0.049cm" fo:padding-top="0cm" fo:padding-bottom="0cm" fo:border-left="1pt solid #000000" fo:border-right="none" fo:border-top="none" fo:border-bottom="1pt solid #000000"/>
    </style:style>
    <style:style style:name="Table1.B2" style:family="table-cell">
      <style:table-cell-properties style:vertical-align="middle" fo:padding-left="0.049cm" fo:padding-right="0.049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23c2fb" officeooo:paragraph-rsid="001f93bf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ubtitle">
      <style:text-properties officeooo:rsid="001f93bf" officeooo:paragraph-rsid="001f93bf"/>
    </style:style>
    <style:style style:name="T1" style:family="text">
      <style:text-properties officeooo:rsid="001f93bf"/>
    </style:style>
    <style:style style:name="T2" style:family="text">
      <style:text-properties officeooo:rsid="002444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7</text:span></text:p>
      <text:p text:style-name="P3">Round <text:span text:style-name="T2">7</text:span>: <text:span text:style-name="T2">Drafting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CIENCE</text:p>
          </table:table-cell>
          <table:table-cell table:style-name="Table1.B1" office:value-type="string">
            <text:p text:style-name="P2">Seriously, what's the Hayflick limit? I've asked this before.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The ‘Pascal’ is a unit measurement of what?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In binary or base 2 arithmetic, 255 is 11111111 (11,111,111). What is 255 in base 3?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Of the 6 noble gases on the periodic table, which is the lightest?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Petrology is the scientific study of what?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Cows regurgitate this from the first stomach to the mouth &amp; chew it again</text:p>
          </table:table-cell>
        </table:table-row>
        <table:table-row table:style-name="Table1.1">
          <table:table-cell table:style-name="Table1.A2" office:value-type="string">
            <text:p text:style-name="P2">SCIENCE</text:p>
          </table:table-cell>
          <table:table-cell table:style-name="Table1.B2" office:value-type="string">
            <text:p text:style-name="P2">There are 8 species of bear. Name 3 of them.</text:p>
          </table:table-cell>
        </table:table-row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What is the established church in Scotland?</text:p>
          </table:table-cell>
        </table:table-row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In what year was Prince Andrew born?</text:p>
          </table:table-cell>
        </table:table-row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Which hills divide England from Scotland?</text:p>
          </table:table-cell>
        </table:table-row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The Royal Mint is in which country of the UK?</text:p>
          </table:table-cell>
        </table:table-row>
        <text:soft-page-break/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What is the busiest single-runway airport in the world?</text:p>
          </table:table-cell>
        </table:table-row>
        <table:table-row table:style-name="Table1.1">
          <table:table-cell table:style-name="Table1.A2" office:value-type="string">
            <text:p text:style-name="P2">UK</text:p>
          </table:table-cell>
          <table:table-cell table:style-name="Table1.B2" office:value-type="string">
            <text:p text:style-name="P2">How often is the census taken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What is the national game of the Basques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Chrysí Avgí (Golden Dawn) is a far-right political party of which country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List 3 countries that begin with a B and have the same amount of letters in their name.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In which US state are Carson City and Reno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The Gulf of Corinth divides this country in two parts.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The Neanderthal Museum is in which country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Fiji has three official languages – can you name two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Which famous landmark has a plaque that reads 'From her beacon-hand glows world-wide welcome'?</text:p>
          </table:table-cell>
        </table:table-row>
        <table:table-row table:style-name="Table1.1">
          <table:table-cell table:style-name="Table1.A2" office:value-type="string">
            <text:p text:style-name="P2">WORLD</text:p>
          </table:table-cell>
          <table:table-cell table:style-name="Table1.B2" office:value-type="string">
            <text:p text:style-name="P2">Jomo Kenyatta International Airport serves this world capital</text:p>
          </table:table-cell>
        </table:table-row>
        <table:table-row table:style-name="Table1.1">
          <table:table-cell table:style-name="Table1.A2" office:value-type="string">
            <text:p text:style-name="P2">POP CULTURE</text:p>
          </table:table-cell>
          <table:table-cell table:style-name="Table1.B2" office:value-type="string">
            <text:p text:style-name="P2">'SKX' is the stock symbol for this manufacturer of sporty shoes.</text:p>
          </table:table-cell>
        </table:table-row>
        <text:soft-page-break/>
        <table:table-row table:style-name="Table1.1">
          <table:table-cell table:style-name="Table1.A2" office:value-type="string">
            <text:p text:style-name="P2">POP CULTURE</text:p>
          </table:table-cell>
          <table:table-cell table:style-name="Table1.B2" office:value-type="string">
            <text:p text:style-name="P2">Which actor appeared in 'Papillion' and 'The Great Escape' and died in 1980?</text:p>
          </table:table-cell>
        </table:table-row>
        <table:table-row table:style-name="Table1.1">
          <table:table-cell table:style-name="Table1.A2" office:value-type="string">
            <text:p text:style-name="P2">POP CULTURE</text:p>
          </table:table-cell>
          <table:table-cell table:style-name="Table1.B2" office:value-type="string">
            <text:p text:style-name="P2">In which Australian TV Soap did Dannii Minogue star?</text:p>
          </table:table-cell>
        </table:table-row>
        <table:table-row table:style-name="Table1.1">
          <table:table-cell table:style-name="Table1.A2" office:value-type="string">
            <text:p text:style-name="P2">POP CULTURE</text:p>
          </table:table-cell>
          <table:table-cell table:style-name="Table1.B2" office:value-type="string">
            <text:p text:style-name="P2">A carnival game where you hit a mammal with a mallet</text:p>
          </table:table-cell>
        </table:table-row>
        <table:table-row table:style-name="Table1.1">
          <table:table-cell table:style-name="Table1.A2" office:value-type="string">
            <text:p text:style-name="P2">POP CULTURE</text:p>
          </table:table-cell>
          <table:table-cell table:style-name="Table1.B2" office:value-type="string">
            <text:p text:style-name="P2">Name one of the top 10 biggest songs of last year, 2016. (Answers are collected from the UK official charts, combined physical, download and streaming services.)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In medieval armor, the part of the body protected by the 'Pauldron' or 'Epauliere'.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at nationality was Chopin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at was Dorothy's surname in the Wizard Of Oz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at is the title of Oscar Wilde's only novel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at name was given to the Chinese peasant uprising of 1900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From the Latin for 'tail', what is the section of a musical composition that brings it to a close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Built in 312 B.C. to link Rome &amp; the South of Italy, it's still in use today.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He is alleged to be the author of the Pentateuch.</text:p>
          </table:table-cell>
        </table:table-row>
        <text:soft-page-break/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In Book III of 'Paradise Lost', the angels play these, which are 'golden' &amp; 'ever-tuned'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at links 'Irises', 'Pink Roses' and 'Sunflowers'?</text:p>
          </table:table-cell>
        </table:table-row>
        <table:table-row table:style-name="Table1.1">
          <table:table-cell table:style-name="Table1.A2" office:value-type="string">
            <text:p text:style-name="P2">ARTS &amp; HISTORY</text:p>
          </table:table-cell>
          <table:table-cell table:style-name="Table1.B2" office:value-type="string">
            <text:p text:style-name="P2">Which pantomime character marries Alice Fitzwarren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In which direction should you stir mincemeat for good luck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According to research conducted in 2002 by UK psychologists, what is the funniest animal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What is the only English language single word anagram of the word 'CROUTON'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What, according to Groucho Marx begins with F, ends with K, and if you don't get one, you have to use your hand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How many people went onto Noah's Ark?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This stiff silken fabric beginning with 'o' is favored for bridal gowns.</text:p>
          </table:table-cell>
        </table:table-row>
        <table:table-row table:style-name="Table1.1">
          <table:table-cell table:style-name="Table1.A2" office:value-type="string">
            <text:p text:style-name="P2">BULLSHIT</text:p>
          </table:table-cell>
          <table:table-cell table:style-name="Table1.B2" office:value-type="string">
            <text:p text:style-name="P2">What do whales, peas and seals have in common?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19T13:04:07.579328808</dc:date>
    <dc:creator>Paul Agapow</dc:creator>
    <meta:editing-duration>PT2H3M14S</meta:editing-duration>
    <meta:editing-cycles>19</meta:editing-cycles>
    <meta:generator>LibreOffice/5.1.6.2$Linux_X86_64 LibreOffice_project/10m0$Build-2</meta:generator>
    <meta:printed-by>Paul Agapow</meta:printed-by>
    <meta:print-date>2017-12-19T13:10:23.687876100</meta:print-date>
    <meta:document-statistic meta:table-count="1" meta:image-count="0" meta:object-count="0" meta:page-count="4" meta:paragraph-count="92" meta:word-count="576" meta:character-count="3203" meta:non-whitespace-character-count="2718"/>
  </office:meta>
</office:document-meta>
</file>